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oma" fo:font-size="14pt" officeooo:rsid="0016dbb1" officeooo:paragraph-rsid="0016dbb1" style:font-size-asian="12.25pt" style:font-size-complex="14pt"/>
    </style:style>
    <style:style style:name="P2" style:family="paragraph" style:parent-style-name="Preformatted_20_Text">
      <style:text-properties style:font-name="Loma" officeooo:rsid="0014de08" officeooo:paragraph-rsid="0014de08"/>
    </style:style>
    <style:style style:name="P3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4pt" officeooo:rsid="0016dbb1" officeooo:paragraph-rsid="0014de08" style:font-size-asian="12.25pt" style:font-size-complex="14pt"/>
    </style:style>
    <style:style style:name="P4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4pt" officeooo:rsid="0016dbb1" officeooo:paragraph-rsid="0016dbb1" style:font-size-asian="12.25pt" style:font-size-complex="14pt"/>
    </style:style>
    <style:style style:name="P5" style:family="paragraph" style:parent-style-name="Preformatted_20_Text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22pt" fo:font-weight="bold" officeooo:rsid="0016dbb1" officeooo:paragraph-rsid="0016dbb1" style:font-size-asian="22pt" style:font-weight-asian="bold" style:font-size-complex="22pt" style:font-weight-complex="bold"/>
    </style:style>
    <style:style style:name="P6" style:family="paragraph" style:parent-style-name="Preformatted_20_Text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22pt" fo:font-weight="bold" officeooo:rsid="0016dbb1" officeooo:paragraph-rsid="0016dbb1" style:font-name-asian="Nimbus Mono L" style:font-size-asian="22pt" style:font-weight-asian="bold" style:font-name-complex="Liberation Mono" style:font-size-complex="22pt" style:font-weight-complex="bold"/>
    </style:style>
    <style:style style:name="P7" style:family="paragraph" style:parent-style-name="Preformatted_20_Text" style:list-style-name="L1">
      <style:text-properties style:font-name="Loma" fo:font-size="14pt" officeooo:rsid="0016dbb1" officeooo:paragraph-rsid="0016dbb1" style:font-size-asian="12.25pt" style:font-size-complex="14pt"/>
    </style:style>
    <style:style style:name="P8" style:family="paragraph" style:parent-style-name="Preformatted_20_Text" style:list-style-name="L2">
      <style:text-properties style:font-name="Loma" fo:font-size="14pt" officeooo:rsid="0016dbb1" officeooo:paragraph-rsid="0016dbb1" style:font-size-asian="12.25pt" style:font-size-complex="14pt"/>
    </style:style>
    <style:style style:name="P9" style:family="paragraph" style:parent-style-name="Preformatted_20_Text">
      <style:text-properties style:font-name="Loma" fo:font-size="14pt" officeooo:rsid="0016dbb1" officeooo:paragraph-rsid="0016dbb1" style:font-size-asian="12.25pt" style:font-size-complex="14pt"/>
    </style:style>
    <style:style style:name="P10" style:family="paragraph" style:parent-style-name="Preformatted_20_Text" style:list-style-name="L2">
      <style:text-properties style:font-name="Loma" fo:font-size="14pt" officeooo:rsid="0019511b" officeooo:paragraph-rsid="0019511b" style:font-size-asian="12.25pt" style:font-size-complex="14pt"/>
    </style:style>
    <style:style style:name="P11" style:family="paragraph" style:parent-style-name="Preformatted_20_Text" style:list-style-name="L2">
      <style:text-properties style:font-name="Loma" fo:font-size="14pt" officeooo:rsid="0019ef8f" officeooo:paragraph-rsid="0019ef8f" style:font-size-asian="12.25pt" style:font-size-complex="14pt"/>
    </style:style>
    <style:style style:name="P12" style:family="paragraph" style:parent-style-name="Preformatted_20_Text" style:list-style-name="L2">
      <style:text-properties style:font-name="Loma" fo:font-size="14pt" officeooo:rsid="001b5486" officeooo:paragraph-rsid="001b5486" style:font-size-asian="12.25pt" style:font-size-complex="14pt"/>
    </style:style>
    <style:style style:name="P13" style:family="paragraph" style:parent-style-name="Preformatted_20_Text" style:list-style-name="L2">
      <style:text-properties style:font-name="Loma" fo:font-size="14pt" officeooo:rsid="001c3bb0" officeooo:paragraph-rsid="001c3bb0" style:font-size-asian="12.25pt" style:font-size-complex="14pt"/>
    </style:style>
    <style:style style:name="P14" style:family="paragraph" style:parent-style-name="Preformatted_20_Text" style:list-style-name="L2">
      <style:text-properties style:font-name="Loma" fo:font-size="14pt" officeooo:rsid="0023ccdc" officeooo:paragraph-rsid="0023ccdc" style:font-size-asian="12.25pt" style:font-size-complex="14pt"/>
    </style:style>
    <style:style style:name="P15" style:family="paragraph" style:parent-style-name="Preformatted_20_Text" style:list-style-name="L2">
      <style:text-properties style:font-name="Loma" fo:font-size="14pt" officeooo:rsid="002452c6" officeooo:paragraph-rsid="00272f87" style:font-size-asian="12.25pt" style:font-size-complex="14pt"/>
    </style:style>
    <style:style style:name="P16" style:family="paragraph" style:parent-style-name="Preformatted_20_Text" style:list-style-name="L2">
      <style:text-properties style:font-name="Loma" fo:font-size="14pt" officeooo:rsid="00272f87" officeooo:paragraph-rsid="00272f87" style:font-size-asian="12.25pt" style:font-size-complex="14pt"/>
    </style:style>
    <style:style style:name="P17" style:family="paragraph" style:parent-style-name="Preformatted_20_Text" style:list-style-name="L2">
      <style:text-properties style:font-name="Loma" fo:font-size="14pt" officeooo:rsid="00284c73" officeooo:paragraph-rsid="00284c73" style:font-size-asian="12.25pt" style:font-size-complex="14pt"/>
    </style:style>
    <style:style style:name="P18" style:family="paragraph" style:parent-style-name="Preformatted_20_Text" style:list-style-name="L2">
      <style:text-properties style:font-name="Loma" fo:font-size="14pt" officeooo:rsid="0029d787" officeooo:paragraph-rsid="0029d787" style:font-size-asian="12.25pt" style:font-size-complex="14pt"/>
    </style:style>
    <style:style style:name="P19" style:family="paragraph" style:parent-style-name="Preformatted_20_Text" style:list-style-name="L2">
      <style:text-properties style:font-name="Loma" fo:font-size="14pt" officeooo:rsid="002ba001" officeooo:paragraph-rsid="002ba001" style:font-size-asian="12.25pt" style:font-size-complex="14pt"/>
    </style:style>
    <style:style style:name="P20" style:family="paragraph" style:parent-style-name="Preformatted_20_Text" style:list-style-name="L2">
      <style:text-properties style:font-name="Loma" fo:font-size="14pt" officeooo:rsid="002cf896" officeooo:paragraph-rsid="002cf896" style:font-size-asian="12.25pt" style:font-size-complex="14pt"/>
    </style:style>
    <style:style style:name="P21" style:family="paragraph" style:parent-style-name="Preformatted_20_Text" style:list-style-name="L2">
      <style:text-properties style:font-name="Loma" fo:font-size="14pt" officeooo:rsid="002cf896" officeooo:paragraph-rsid="002ec41c" style:font-size-asian="12.25pt" style:font-size-complex="14pt"/>
    </style:style>
    <style:style style:name="T1" style:family="text">
      <style:text-properties officeooo:rsid="001c3bb0"/>
    </style:style>
    <style:style style:name="T2" style:family="text">
      <style:text-properties officeooo:rsid="002452c6"/>
    </style:style>
    <style:style style:name="T3" style:family="text">
      <style:text-properties officeooo:rsid="00272f87"/>
    </style:style>
    <style:style style:name="T4" style:family="text">
      <style:text-properties officeooo:rsid="00284c73"/>
    </style:style>
    <style:style style:name="T5" style:family="text">
      <style:text-properties officeooo:rsid="002ec4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1) Itroducing Pig latin</text:p>
      <text:p text:style-name="P1"/>
      <text:list xml:id="list1037820550962824125" text:style-name="L1">
        <text:list-item>
          <text:p text:style-name="P7">Pig Latin :</text:p>
          <text:list>
            <text:list-item>
              <text:p text:style-name="P7">Pig Latin is Pig’s language that allows developers to express data flows</text:p>
            </text:list-item>
          </text:list>
        </text:list-item>
      </text:list>
      <text:p text:style-name="P1"/>
      <text:p text:style-name="P4"/>
      <text:p text:style-name="P6">2) Understanding Pig Latin</text:p>
      <text:p text:style-name="P1"/>
      <text:list xml:id="list5786323637690591265" text:style-name="L2">
        <text:list-item>
          <text:p text:style-name="P10">How To install PIG :</text:p>
          <text:list>
            <text:list-item>
              <text:p text:style-name="P10">Reffer : <text:a xlink:type="simple" xlink:href="https://www.edureka.co/blog/apache-pig-installation" text:style-name="Internet_20_link" text:visited-style-name="Visited_20_Internet_20_Link">https://www.edureka.co/blog/apache-pig-installation</text:a></text:p>
            </text:list-item>
            <text:list-item>
              <text:p text:style-name="P11">Open Terminal :</text:p>
            </text:list-item>
            <text:list-item>
              <text:p text:style-name="P12">Step 1: <text:s/>Download Pig tar file.</text:p>
              <text:list>
                <text:list-item>
                  <text:p text:style-name="P12">Command: wget http://www-us.apache.org/dist/pig/pig-0.16.0/pig-0.16.0.tar.gz</text:p>
                </text:list-item>
                <text:list-item>
                  <text:p text:style-name="P12">&gt; tar -xzf pig-0.16.0.tar.gz</text:p>
                </text:list-item>
                <text:list-item>
                  <text:p text:style-name="P12">&gt; sudo gedit .bashrc</text:p>
                  <text:list>
                    <text:list-item>
                      <text:list>
                        <text:list-item>
                          <text:p text:style-name="P12"># Set PIG_HOME</text:p>
                        </text:list-item>
                        <text:list-item>
                          <text:p text:style-name="P12">export PIG_HOME=~/pig-0.16.0</text:p>
                        </text:list-item>
                        <text:list-item>
                          <text:p text:style-name="P12">export PATH=$PATH:<text:span text:style-name="T1">~</text:span>/pig-0.16.0/bin</text:p>
                        </text:list-item>
                        <text:list-item>
                          <text:p text:style-name="P12">export PIG_CLASSPATH=$HADOOP_CONF_DIR</text:p>
                        </text:list-item>
                      </text:list>
                    </text:list-item>
                  </text:list>
                </text:list-item>
                <text:list-item>
                  <text:p text:style-name="P13">&gt; source .bashrc</text:p>
                </text:list-item>
                <text:list-item>
                  <text:p text:style-name="P13">&gt; pig -version</text:p>
                </text:list-item>
                <text:list-item>
                  <text:p text:style-name="P13">&gt; pig -help</text:p>
                </text:list-item>
                <text:list-item>
                  <text:p text:style-name="P13">&gt; pig</text:p>
                </text:list-item>
              </text:list>
            </text:list-item>
          </text:list>
        </text:list-item>
      </text:list>
      <text:p text:style-name="P1"/>
      <text:p text:style-name="P1"/>
      <text:list xml:id="list140256581157613" text:continue-numbering="true" text:style-name="L2">
        <text:list-item>
          <text:p text:style-name="P18">&gt; hdfs namenode -format</text:p>
        </text:list-item>
        <text:list-item>
          <text:p text:style-name="P18">&gt; start-all.sh</text:p>
        </text:list-item>
        <text:list-item>
          <text:p text:style-name="P14"><text:soft-page-break/><text:span text:style-name="T4">&gt; </text:span>$HADOOP_HOME/bin/hadoop fs -mkdir /user</text:p>
        </text:list-item>
        <text:list-item>
          <text:p text:style-name="P14"><text:span text:style-name="T4">&gt; </text:span>$HADOOP_HOME/bin/hadoop fs -mkdir /user/input </text:p>
        </text:list-item>
        <text:list-item>
          <text:p text:style-name="P14"><text:span text:style-name="T4">&gt; </text:span>$HADOOP_HOME/bin/hadoop fs -put <text:span text:style-name="T4">~Pig_example/NDX-100.csv</text:span> /user/input </text:p>
        </text:list-item>
        <text:list-item>
          <text:p text:style-name="P17">&gt; $HADOOP_HOME/bin/hadoop fs -ls /user/input</text:p>
        </text:list-item>
        <text:list-item>
          <text:p text:style-name="P18">&gt; pig</text:p>
        </text:list-item>
        <text:list-item>
          <text:p text:style-name="P14">&gt; index_raw = LOAD ‘/<text:span text:style-name="T3">user/input/</text:span>NDX-100.csv’ USING PigStorage(‘,’) <text:span text:style-name="T2">AS (date, open, high, low, close, volume, adj_close);</text:span></text:p>
        </text:list-item>
        <text:list-item>
          <text:p text:style-name="P15">&gt; <text:span text:style-name="T3">index_values = FOREACH index_raw GENERATE (date, high, low, volume);</text:span></text:p>
        </text:list-item>
        <text:list-item>
          <text:p text:style-name="P16">&gt; filtered_high = FILTER index_raw BY high &gt; 4440;</text:p>
        </text:list-item>
        <text:list-item>
          <text:p text:style-name="P16">&gt; results_10 = LIMIT filtered_high 10;</text:p>
        </text:list-item>
        <text:list-item>
          <text:p text:style-name="P16">&gt; DUMP results_10;</text:p>
        </text:list-item>
        <text:list-item>
          <text:p text:style-name="P16">If There is continous error of Retrying then follow these steps :</text:p>
          <text:list>
            <text:list-item>
              <text:p text:style-name="P18">&gt; ctrl + z</text:p>
            </text:list-item>
            <text:list-item>
              <text:p text:style-name="P18">&gt; stop-all.sh</text:p>
            </text:list-item>
            <text:list-item>
              <text:p text:style-name="P18">&gt; cd /usr/local/hadoop/etc/hadoop</text:p>
            </text:list-item>
            <text:list-item>
              <text:p text:style-name="P18">&gt; sudo nano mapred-site.xml</text:p>
            </text:list-item>
            <text:list-item>
              <text:p text:style-name="P18">Add following code in coniguration :</text:p>
              <text:list>
                <text:list-item>
                  <text:p text:style-name="P18">&lt;property&gt;</text:p>
                  <text:p text:style-name="P18"><text:s text:c="2"/>&lt;name&gt;mapreduce.jobhistory.address&lt;/name&gt;</text:p>
                  <text:p text:style-name="P18"><text:s text:c="2"/>&lt;value&gt;0.0.0.0:10020&lt;/value&gt;</text:p>
                  <text:p text:style-name="P18"><text:s text:c="2"/>&lt;description&gt;Host and port for Job History Server (default <text:tab/>0.0.0.0:10020)&lt;/description&gt;</text:p>
                  <text:p text:style-name="P18">&lt;/property&gt;</text:p>
                </text:list-item>
              </text:list>
            </text:list-item>
            <text:list-item>
              <text:p text:style-name="P19">Then restart the job history server:</text:p>
              <text:list>
                <text:list-item>
                  <text:p text:style-name="P19">mr-jobhistory-daemon.sh stop historyserver</text:p>
                </text:list-item>
                <text:list-item>
                  <text:p text:style-name="P19">mr-jobhistory-daemon.sh start historyserver</text:p>
                </text:list-item>
              </text:list>
            </text:list-item>
            <text:list-item>
              <text:p text:style-name="P19">&gt; start-all.sh</text:p>
            </text:list-item>
            <text:list-item>
              <text:p text:style-name="P19">&gt; jps</text:p>
            </text:list-item>
            <text:list-item>
              <text:p text:style-name="P19">Then again start Pig and run all command</text:p>
            </text:list-item>
          </text:list>
        </text:list-item>
        <text:list-item>
          <text:p text:style-name="P20">If there is file like realtional_operator.pig then,</text:p>
        </text:list-item>
        <text:list-item>
          <text:p text:style-name="P20"><text:soft-page-break/>&gt; cd ~/Pig_example</text:p>
        </text:list-item>
        <text:list-item>
          <text:p text:style-name="P21">&gt; <text:span text:style-name="T5">pig -f relational_operators.pig </text:span></text:p>
        </text:list-item>
        <text:list-item>
          <text:p text:style-name="P20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2:14:50.312388147</dc:date>
    <meta:editing-duration>PT4H53M2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294" meta:character-count="1803" meta:non-whitespace-character-count="1618"/>
  </office:meta>
</office:document-meta>
</file>